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solid" svg:stroke-width="0.035cm" svg:stroke-color="#314004" draw:marker-start-width="0.252cm" draw:marker-end-width="0.252cm" fo:min-height="11.929cm"/>
    </style:style>
    <style:style style:name="pr6" style:family="presentation" style:parent-style-name="Default-outline1">
      <style:graphic-properties draw:stroke="solid" svg:stroke-width="0.053cm" svg:stroke-color="#333300" draw:marker-start-width="0.279cm" draw:marker-end-width="0.279cm" fo:min-height="11.929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1.929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 style:font-size-asian="18pt" style:font-size-complex="18pt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8pt" style:font-name-asian="Menlo-Regular" style:font-size-asian="18pt" style:font-name-complex="Menlo-Regular" style:font-size-complex="1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style:font-name="Menlo-Regular" fo:font-size="18pt" style:font-name-asian="Menlo-Regular" style:font-size-asian="18pt" style:font-name-complex="Menlo-Regular" style:font-size-complex="18pt"/>
    </style:style>
    <style:style style:name="T4" style:family="text">
      <style:text-properties fo:color="#2fb41d" style:font-name="Menlo-Regular" fo:font-size="18pt" style:font-name-asian="Menlo-Regular" style:font-size-asian="18pt" style:font-name-complex="Menlo-Regular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b42419" style:font-name="Menlo-Regular" fo:font-size="18pt" style:font-name-asian="Menlo-Regular" style:font-size-asian="18pt" style:font-name-complex="Menlo-Regular" style:font-size-complex="18pt"/>
    </style:style>
    <style:style style:name="T7" style:family="text">
      <style:text-properties fo:color="#c1651c" style:font-name="Menlo-Regular" fo:font-size="18pt" style:font-name-asian="Menlo-Regular" style:font-size-asian="18pt" style:font-name-complex="Menlo-Regular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Множества</text:p>
          </draw:text-box>
        </draw:frame>
        <draw:frame presentation:style-name="pr2" draw:layer="layout" svg:width="25.199cm" svg:height="12.179cm" svg:x="1.4cm" svg:y="4.914cm" presentation:class="subtitle">
          <draw:text-box>
            <text:p>Занятие кружка по информатике ФИМЛИ 5</text:p>
            <text:p/>
            <text:p><text:span text:style-name="T1"/></text:p>
            <text:p><text:span text:style-name="T1"/></text:p>
            <text:p><text:span text:style-name="T1"/></text:p>
            <text:p><text:span text:style-name="T1">г. Долгопрудный, МО</text:span></text:p>
            <text:p><text:span text:style-name="T2">Грицуляк РТ, </text:span></text:p>
            <text:p><text:span text:style-name="T2">28 сентября 2016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Представление множеств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Задача с мешком слов:</text:p>
                <text:list>
                  <text:list-item>
                    <text:p>Есть множество слов { w[0], w[1], w[2],...w[n-1] }</text:p>
                  </text:list-item>
                  <text:list-item>
                    <text:p>n&lt;64 </text:p>
                  </text:list-item>
                  <text:list-item>
                    <text:p>Есть f(набор) → функция, которая работает непонятно как, но выдает нам на каждый набор.</text:p>
                    <text:p>{w[i1],w[i2],w[i3],..w[ik]} → число. Например, это может быть хэш функция. </text:p>
                  </text:list-item>
                  <text:list-item>
                    <text:p>Известно, что количество документов не зависит от порядка слов и количества вхождений слов в список</text:p>
                  </text:list-item>
                  <text:list-item>
                    <text:p>Найти набор на котором функция будет максимальна</text:p>
                  </text:list-item>
                  <text:list-item>
                    <text:p>Решение не должно зависеть от вида функции f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Мощность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множества подмножеств из {w[1],w[2],w[3],..,w[n]} — булеан</text:p>
              </text:list-item>
              <text:list-item>
                <text:p>Мощность булеана (количество входящих в него элементов) 2^n</text:p>
              </text:list-item>
              <text:list-item>
                <text:p>Действительно, закодируем двоичное число с помощью элемента булеана следующим образом:</text:p>
              </text:list-item>
              <text:list-item>
                <text:p>Для подмножества  {w[i1],w[i2[,w[i3],..w[ik]}</text:p>
                <text:list>
                  <text:list-header>
                    <text:p>число = 2^i1+2^i2+2^i3+...2^ik</text:p>
                  </text:list-header>
                  <text:list-item>
                    <text:p>То есть для элемента множества i — если он есть в подмножестве — он есть и на i-й с конца позиции начиная с 0й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5" draw:text-style-name="P1" draw:layer="layout" svg:width="12.297cm" svg:height="19.6cm" svg:x="1.4cm" svg:y="0.6cm" presentation:class="outline" presentation:user-transformed="true">
          <draw:text-box>
            <text:p text:style-name="P1"><text:span text:style-name="T3"><text:s text:c="2"/></text:span></text:p>
            <text:p text:style-name="P1"><text:span text:style-name="T4"/></text:p>
            <text:p text:style-name="P1"><text:span text:style-name="T4"><text:s text:c="2"/></text:span><text:span text:style-name="T4">int</text:span><text:span text:style-name="T3"> n;</text:span></text:p>
            <text:p text:style-name="P2"><text:span text:style-name="T5"><text:s text:c="2"/></text:span><text:span text:style-name="T5">vector&lt;string&gt; words;</text:span></text:p>
            <text:p text:style-name="P2"><text:span text:style-name="T5"><text:s text:c="2"/></text:span><text:span text:style-name="T5">cin &gt;&gt; n;</text:span></text:p>
            <text:p text:style-name="P1"><text:span text:style-name="T3"><text:s text:c="2"/></text:span><text:span text:style-name="T3">bitset&lt;</text:span><text:span text:style-name="T6">64</text:span><text:span text:style-name="T3">&gt; bits(</text:span><text:span text:style-name="T6">0</text:span><text:span text:style-name="T3">);</text:span></text:p>
            <text:p text:style-name="P2"><text:span text:style-name="T5"/></text:p>
            <text:p text:style-name="P1"><text:span text:style-name="T3"><text:s text:c="2"/></text:span><text:span text:style-name="T7">for</text:span><text:span text:style-name="T3">(</text:span><text:span text:style-name="T4">int</text:span><text:span text:style-name="T3"> i=</text:span><text:span text:style-name="T6">0</text:span><text:span text:style-name="T3">;i&lt;n;i++) {</text:span></text:p>
            <text:p text:style-name="P2"><text:span text:style-name="T5"><text:s text:c="5"/></text:span><text:span text:style-name="T5">string word;</text:span></text:p>
            <text:p text:style-name="P2"><text:span text:style-name="T5"><text:s text:c="5"/></text:span><text:span text:style-name="T5">cin &gt;&gt; word;</text:span></text:p>
            <text:p text:style-name="P2"><text:span text:style-name="T5"><text:s text:c="5"/></text:span><text:span text:style-name="T5">words.push_back(word);</text:span></text:p>
            <text:p text:style-name="P2"><text:span text:style-name="T5"><text:s text:c="2"/></text:span><text:span text:style-name="T5">}</text:span></text:p>
            <text:p text:style-name="P3"><text:span text:style-name="T4"><text:s text:c="2"/></text:span><text:span text:style-name="T4">int</text:span><text:span text:style-name="T3"> last_max=-</text:span><text:span text:style-name="T6">1</text:span><text:span text:style-name="T3">;</text:span></text:p>
            <text:p text:style-name="P2"/>
          </draw:text-box>
        </draw:frame>
        <draw:frame presentation:style-name="pr6" draw:text-style-name="P5" draw:layer="layout" svg:width="12.297cm" svg:height="19.6cm" svg:x="14.313cm" svg:y="0.6cm" presentation:class="outline" presentation:user-transformed="true">
          <draw:text-box>
            <text:p text:style-name="P3"><text:span text:style-name="T3"><text:s text:c="2"/></text:span></text:p>
            <text:p text:style-name="P3"><text:span text:style-name="T3"><text:s text:c="2"/></text:span><text:span text:style-name="T7">for</text:span><text:span text:style-name="T3">(</text:span><text:span text:style-name="T4">int</text:span><text:span text:style-name="T3"> j=</text:span><text:span text:style-name="T6">0</text:span><text:span text:style-name="T3">;bits.count()&lt;n;j++)</text:span></text:p>
            <text:p text:style-name="P4"><text:span text:style-name="T5"><text:s text:c="2"/></text:span><text:span text:style-name="T5">{</text:span></text:p>
            <text:p text:style-name="P3"><text:span text:style-name="T3"><text:s text:c="4"/></text:span><text:span text:style-name="T3">bitset&lt;</text:span><text:span text:style-name="T6">64</text:span><text:span text:style-name="T3">&gt; bitelem(j);</text:span></text:p>
            <text:p text:style-name="P4"><text:span text:style-name="T5"><text:s text:c="4"/></text:span><text:span text:style-name="T5">bits=bitelem;</text:span></text:p>
            <text:p text:style-name="P4"><text:span text:style-name="T5"><text:s text:c="4"/></text:span><text:span text:style-name="T5">vector&lt;string&gt; element;</text:span></text:p>
            <text:p text:style-name="P3"><text:span text:style-name="T3"><text:s text:c="4"/></text:span><text:span text:style-name="T7">for</text:span><text:span text:style-name="T3">(</text:span><text:span text:style-name="T4">int</text:span><text:span text:style-name="T3"> k=</text:span><text:span text:style-name="T6">0</text:span><text:span text:style-name="T3">;k&lt;n;k++){</text:span></text:p>
            <text:p text:style-name="P3"><text:span text:style-name="T3"><text:s text:c="6"/></text:span><text:span text:style-name="T7">if</text:span><text:span text:style-name="T3">(bitelem.test(k))</text:span></text:p>
            <text:p text:style-name="P4"><text:span text:style-name="T5"><text:s text:c="8"/></text:span><text:span text:style-name="T5">element.push_back(words[k]);</text:span></text:p>
            <text:p text:style-name="P4"><text:span text:style-name="T5"><text:s text:c="4"/></text:span><text:span text:style-name="T5">}</text:span></text:p>
            <text:p text:style-name="P3"><text:span text:style-name="T3"><text:s text:c="4"/></text:span><text:span text:style-name="T4">int</text:span><text:span text:style-name="T3"> cur_max = f(element);</text:span></text:p>
            <text:p text:style-name="P3"><text:span text:style-name="T3"><text:s text:c="4"/></text:span><text:span text:style-name="T7">if</text:span><text:span text:style-name="T3">(cur_max&gt;last_max)</text:span></text:p>
            <text:p text:style-name="P4"><text:span text:style-name="T5"><text:s text:c="6"/></text:span><text:span text:style-name="T5">last_max=cur_max;</text:span></text:p>
            <text:p text:style-name="P4"><text:span text:style-name="T5"><text:s text:c="2"/></text:span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Как будет выглядеть пересечение 2х множеств?</text:p>
                <text:p/>
                <text:p/>
              </text:list-item>
              <text:list-item>
                <text:p>Объединение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draw:frame presentation:style-name="pr7" draw:layer="layout" svg:width="25.199cm" svg:height="3.506cm" svg:x="1.4cm" svg:y="0.837cm" presentation:class="title">
          <draw:text-box>
            <text:p><text:s/><text:tab/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header>
                <text:p>Bitset&lt;100&gt; a(300); bitset&lt;100&gt; b(900);</text:p>
              </text:list-header>
              <text:list-item>
                <text:p>Как будет выглядеть пересечение 2х множеств?</text:p>
                <text:p>a&amp;b</text:p>
                <text:p/>
              </text:list-item>
              <text:list-item>
                <text:p>Объединение?</text:p>
                <text:p>a|b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Задание<text:tab/>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Паскалистам — на паскале написать свой вариант для 30 слов (для 200 на ***) .</text:p>
                <text:p/>
              </text:list-item>
              <text:list-item>
                <text:p>С++ - реализовать на <text:s/>uint64_t (допустим у нас меньше 64 слов), и для 200 слов на <text:s/>uint64_t wrds[4]</text:p>
                <text:p/>
              </text:list-item>
              <text:list-item>
                <text:p>Сравнить результаты на {«one», «two», «three», «four», «five», «six», «seven», «eight», «nine», «ten»}</text:p>
                <text:p/>
              </text:list-item>
              <text:list-item>
                <text:p>Попробовать «взломать» решения друг-друга (первые 2 решивших в пару итд)</text:p>
                <text:p/>
              </text:list-item>
              <text:list-item>
                <text:p>Решение = 700; взлом +100 ; решение «200» - 1500, +100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01:07:43.473114000</meta:creation-date>
    <dc:date>2016-09-24T03:21:36.986854000</dc:date>
    <meta:editing-duration>PT55M58S</meta:editing-duration>
    <meta:editing-cycles>2</meta:editing-cycles>
    <meta:generator>LibreOffice/4.3.0.4$MacOSX_x86 LibreOffice_project/62ad5818884a2fc2e5780dd45466868d41009ec0</meta:generator>
    <meta:document-statistic meta:object-count="49"/>
  </office:meta>
</office:document-meta>
</file>